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4000002306D0FD1D2.png"/>
  <manifest:file-entry manifest:media-type="image/png" manifest:full-path="Pictures/1000000000000294000002303AB70AAE.png"/>
  <manifest:file-entry manifest:media-type="image/png" manifest:full-path="Pictures/100000000000029400000230631D2B1E.png"/>
  <manifest:file-entry manifest:media-type="image/png" manifest:full-path="Pictures/10000000000002940000023036BB01A2.png"/>
  <manifest:file-entry manifest:media-type="image/png" manifest:full-path="Pictures/100000000000029400000230429ADFE6.png"/>
  <manifest:file-entry manifest:media-type="image/png" manifest:full-path="Pictures/1000000000000236000000D7D3EB6CBD.png"/>
  <manifest:file-entry manifest:media-type="image/png" manifest:full-path="Pictures/1000000000000116000000FE7C4CE141.png"/>
  <manifest:file-entry manifest:media-type="image/png" manifest:full-path="Pictures/100000000000029400000230782BEB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title2">
      <style:graphic-properties fo:min-height="1.02cm"/>
    </style:style>
    <style:style style:name="gr5" style:family="graphic" style:parent-style-name="title2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2cm" fo:margin-right="0.2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2" draw:layer="layout" svg:width="6.35cm" svg:height="6.35cm" svg:x="1.17cm" svg:y="8.02cm">
          <draw:image xlink:href="Pictures/100000000000029400000230631D2B1E.png" xlink:type="simple" xlink:show="embed" xlink:actuate="onLoad">
            <text:p text:style-name="P2"/>
          </draw:image>
        </draw:frame>
        <draw:frame draw:style-name="gr1" draw:text-style-name="P1" draw:id="id1" draw:layer="layout" svg:width="14.974cm" svg:height="5.688cm" svg:x="3.175cm" svg:y="2.197cm">
          <draw:image xlink:href="Pictures/1000000000000236000000D7D3EB6CBD.png" xlink:type="simple" xlink:show="embed" xlink:actuate="onLoad">
            <text:p text:style-name="P2"/>
          </draw:image>
        </draw:frame>
        <draw:connector draw:style-name="gr2" draw:text-style-name="P1" draw:layer="layout" draw:type="lines" draw:line-skew="-2.04cm" svg:x1="3.175cm" svg:y1="5.041cm" svg:x2="1.17cm" svg:y2="11.195cm" draw:start-shape="id1" draw:end-shape="id2" draw:end-glue-point="3">
          <text:p text:style-name="P2"/>
        </draw:connector>
        <draw:frame draw:style-name="gr1" draw:text-style-name="P1" draw:id="id3" draw:layer="layout" svg:width="6.35cm" svg:height="6.35cm" svg:x="1.135cm" svg:y="14.605cm">
          <draw:image xlink:href="Pictures/10000000000002940000023036BB01A2.png" xlink:type="simple" xlink:show="embed" xlink:actuate="onLoad">
            <text:p text:style-name="P2"/>
          </draw:image>
        </draw:frame>
        <draw:connector draw:style-name="gr2" draw:text-style-name="P1" draw:layer="layout" draw:type="lines" draw:line-skew="-2.04cm" svg:x1="3.175cm" svg:y1="5.041cm" svg:x2="1.135cm" svg:y2="17.78cm" draw:start-shape="id1" draw:end-shape="id3" draw:end-glue-point="3">
          <text:p text:style-name="P2"/>
        </draw:connector>
        <draw:frame draw:style-name="gr1" draw:text-style-name="P1" draw:id="id4" draw:layer="layout" svg:width="6.541cm" svg:height="6.35cm" svg:x="1.17cm" svg:y="21.19cm">
          <draw:image xlink:href="Pictures/100000000000029400000230782BEBE5.png" xlink:type="simple" xlink:show="embed" xlink:actuate="onLoad">
            <text:p text:style-name="P2"/>
          </draw:image>
        </draw:frame>
        <draw:connector draw:style-name="gr2" draw:text-style-name="P1" draw:layer="layout" draw:type="lines" draw:line-skew="-2.04cm" svg:x1="3.175cm" svg:y1="5.041cm" svg:x2="1.17cm" svg:y2="24.365cm" draw:start-shape="id1" draw:end-shape="id4" draw:end-glue-point="3">
          <text:p text:style-name="P2"/>
        </draw:connector>
        <draw:frame draw:style-name="gr3" draw:text-style-name="P2" draw:layer="layout" svg:width="13.335cm" svg:height="1.27cm" svg:x="7.62cm" svg:y="12.065cm">
          <draw:text-box>
            <text:p text:style-name="P2">baTS=&lt;30,Barabasi-Albert(30,3),0.8,5,1000&gt;</text:p>
          </draw:text-box>
        </draw:frame>
        <draw:frame draw:style-name="gr3" draw:text-style-name="P2" draw:layer="layout" svg:width="13.335cm" svg:height="1.675cm" svg:x="7.62cm" svg:y="19.05cm">
          <draw:text-box>
            <text:p text:style-name="P2">nwsTS=&lt;30,Newman-Watts-Strogatz(30,3,0.3),0.8,5,1000&gt;</text:p>
          </draw:text-box>
        </draw:frame>
        <draw:frame draw:style-name="gr3" draw:text-style-name="P2" draw:layer="layout" svg:width="13.335cm" svg:height="1.27cm" svg:x="7.62cm" svg:y="26.035cm">
          <draw:text-box>
            <text:p text:style-name="P2">erTS=&lt;30,Erdos-Renyi(30,0.2),0.8,5,1000&gt;</text:p>
          </draw:text-box>
        </draw:frame>
        <draw:frame draw:style-name="gr4" draw:text-style-name="P3" draw:layer="layout" svg:width="13.97cm" svg:height="1.673cm" svg:x="3.575cm" svg:y="0.1cm">
          <draw:text-box>
            <text:p text:style-name="P3">&lt;WSBen&gt;</text:p>
          </draw:text-box>
        </draw:frame>
      </draw:page>
      <draw:page draw:name="page2" draw:style-name="dp1" draw:master-page-name="Default">
        <draw:frame draw:style-name="gr4" draw:text-style-name="P3" draw:layer="layout" svg:width="6.985cm" svg:height="1.673cm" svg:x="6.35cm" svg:y="0.635cm">
          <draw:text-box>
            <text:p text:style-name="P3">WSPR</text:p>
          </draw:text-box>
        </draw:frame>
        <draw:frame draw:style-name="gr1" draw:text-style-name="P1" draw:id="id6" draw:layer="layout" svg:width="7.811cm" svg:height="6.963cm" svg:x="11.43cm" svg:y="3.197cm">
          <draw:image xlink:href="Pictures/1000000000000294000002303AB70AAE.png" xlink:type="simple" xlink:show="embed" xlink:actuate="onLoad">
            <text:p text:style-name="P2"/>
          </draw:image>
        </draw:frame>
        <draw:frame draw:style-name="gr1" draw:text-style-name="P1" draw:id="id5" draw:layer="layout" svg:width="7.354cm" svg:height="6.719cm" svg:x="0.635cm" svg:y="10.795cm">
          <draw:image xlink:href="Pictures/1000000000000116000000FE7C4CE141.png" xlink:type="simple" xlink:show="embed" xlink:actuate="onLoad">
            <text:p text:style-name="P2"/>
          </draw:image>
        </draw:frame>
        <draw:frame draw:style-name="gr1" draw:text-style-name="P1" draw:id="id7" draw:layer="layout" svg:width="7.811cm" svg:height="6.963cm" svg:x="11.43cm" svg:y="10.717cm">
          <draw:image xlink:href="Pictures/100000000000029400000230429ADFE6.png" xlink:type="simple" xlink:show="embed" xlink:actuate="onLoad">
            <text:p text:style-name="P2"/>
          </draw:image>
        </draw:frame>
        <draw:frame draw:style-name="gr1" draw:text-style-name="P1" draw:id="id8" draw:layer="layout" svg:width="7.62cm" svg:height="6.985cm" svg:x="11.43cm" svg:y="19.12cm">
          <draw:image xlink:href="Pictures/1000000000000294000002306D0FD1D2.png" xlink:type="simple" xlink:show="embed" xlink:actuate="onLoad">
            <text:p text:style-name="P2"/>
          </draw:image>
        </draw:frame>
        <draw:connector draw:style-name="gr5" draw:layer="layout" draw:type="lines" svg:x1="7.989cm" svg:y1="14.154cm" svg:x2="11.43cm" svg:y2="6.678cm" draw:start-shape="id5" draw:start-glue-point="1" draw:end-shape="id6">
          <text:p text:style-name="P3"/>
        </draw:connector>
        <draw:connector draw:style-name="gr5" draw:layer="layout" draw:type="lines" svg:x1="7.989cm" svg:y1="14.154cm" svg:x2="11.43cm" svg:y2="14.198cm" draw:start-shape="id5" draw:end-shape="id7" draw:end-glue-point="3">
          <text:p text:style-name="P3"/>
        </draw:connector>
        <draw:connector draw:style-name="gr5" draw:layer="layout" draw:type="lines" svg:x1="7.989cm" svg:y1="14.154cm" svg:x2="11.43cm" svg:y2="22.612cm" draw:start-shape="id5" draw:start-glue-point="1" draw:end-shape="id8">
          <text:p text:style-name="P3"/>
        </draw:connector>
        <draw:frame draw:style-name="gr3" draw:text-style-name="P2" draw:layer="layout" svg:width="2.54cm" svg:height="1.27cm" svg:x="7.62cm" svg:y="7.62cm">
          <draw:text-box>
            <text:p text:style-name="P2">baTS</text:p>
          </draw:text-box>
        </draw:frame>
        <draw:frame draw:style-name="gr3" draw:text-style-name="P2" draw:layer="layout" svg:width="2.54cm" svg:height="1.27cm" svg:x="8.89cm" svg:y="14.605cm">
          <draw:text-box>
            <text:p text:style-name="P2">nwsTS</text:p>
          </draw:text-box>
        </draw:frame>
        <draw:frame draw:style-name="gr3" draw:text-style-name="P2" draw:layer="layout" svg:width="2.54cm" svg:height="1.27cm" svg:x="7.62cm" svg:y="19.05cm">
          <draw:text-box>
            <text:p text:style-name="P2">er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Seog-Chan Oh</meta:initial-creator>
    <meta:creation-date>2006-07-12T16:19:26</meta:creation-date>
    <dc:creator>Seog-Chan Oh</dc:creator>
    <dc:date>2006-07-12T16:20:57</dc:date>
    <dc:language>en-US</dc:language>
    <meta:editing-cycles>3</meta:editing-cycles>
    <meta:editing-duration>PT13M9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